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157077" officeooo:paragraph-rsid="00157077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3a630" officeooo:paragraph-rsid="0013a630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14ac01" officeooo:paragraph-rsid="0014ac01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157077" officeooo:paragraph-rsid="00157077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rsid="00170741" officeooo:paragraph-rsid="00170741"/>
    </style:style>
    <style:style style:name="P8" style:family="paragraph" style:parent-style-name="Standard" style:list-style-name="L1">
      <style:paragraph-properties fo:margin-top="0.0791in" fo:margin-bottom="0.0791in" loext:contextual-spacing="false"/>
      <style:text-properties officeooo:rsid="0018de09" officeooo:paragraph-rsid="0018de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3180013480" text:style-name="L1">
        <text:list-item>
          <text:p text:style-name="P3">See the dark/light theme toggle (already navbar button set)</text:p>
        </text:list-item>
        <text:list-item>
          <text:p text:style-name="P3">Check the usage and test the Skeleton.tsx for placeholders, for cards</text:p>
        </text:list-item>
        <text:list-item>
          <text:p text:style-name="P4">Check Dashboard after setting Firebase correctly</text:p>
        </text:list-item>
        <text:list-item>
          <text:p text:style-name="P5">Increasse dramatically the Footer to aviod extending because of the spots</text:p>
        </text:list-item>
        <text:list-item>
          <text:p text:style-name="P6">Navbar with hero’s gradient, more to the purple</text:p>
        </text:list-item>
        <text:list-item>
          <text:p text:style-name="P8">Ver si el typing animation anda mal en prod</text:p>
        </text:list-item>
        <text:list-item>
          <text:p text:style-name="P8"/>
        </text:list-item>
      </text:list>
      <text:p text:style-name="P2"/>
      <text:list xml:id="list200906471913087" text:continue-numbering="true" text:style-name="L1">
        <text:list-item>
          <text:list>
            <text:list-item>
              <text:p text:style-name="P7">TOTALMENTE OTRA COSA, MAS BUEAN ONDA, MENOS INSTITUCION,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2-28T20:09:05.919387982</dc:date>
    <meta:editing-duration>PT11H25M4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72" meta:character-count="415" meta:non-whitespace-character-count="359"/>
  </office:meta>
</office:document-meta>
</file>